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7000001116FC06AAA52B4CC7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36pt" officeooo:rsid="001bcc21" officeooo:paragraph-rsid="001bcc21" style:font-size-asian="36pt" style:font-size-complex="36pt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officeooo:rsid="00206a72" officeooo:paragraph-rsid="00206a72"/>
    </style:style>
    <style:style style:name="T1" style:family="text">
      <style:text-properties officeooo:rsid="0020edce"/>
    </style:style>
    <style:style style:name="T2" style:family="text">
      <style:text-properties officeooo:rsid="0022133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EXHIBIT "<text:span text:style-name="T2">Y</text:span>"</text:p>
      <text:p text:style-name="Standard"/>
      <text:p text:style-name="P3"><text:soft-page-break/>EXHIBIT <text:span text:style-name="T2">Y</text:span></text:p>
      <text:p text:style-name="P3"/>
      <text:p text:style-name="P3"><draw:frame draw:style-name="fr1" draw:name="Image1" text:anchor-type="as-char" svg:width="6.5736in" svg:height="2.8437in" draw:z-index="0"><draw:image xlink:href="Pictures/1000000100000277000001116FC06AAA52B4CC7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5T10:15:19.603000000</meta:creation-date>
    <meta:generator>LibreOffice/7.4.3.2$Windows_X86_64 LibreOffice_project/1048a8393ae2eeec98dff31b5c133c5f1d08b890</meta:generator>
    <dc:date>2022-12-10T10:09:03.689000000</dc:date>
    <meta:editing-duration>PT6M39S</meta:editing-duration>
    <meta:editing-cycles>7</meta:editing-cycles>
    <meta:document-statistic meta:table-count="0" meta:image-count="1" meta:object-count="0" meta:page-count="2" meta:paragraph-count="3" meta:word-count="4" meta:character-count="20" meta:non-whitespace-character-count="18"/>
  </office:meta>
</office:document-meta>
</file>